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7000001D35AC95A219EDEB92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2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3" style:family="paragraph" style:parent-style-name="Standard">
      <style:text-properties fo:font-size="11pt" fo:font-weight="normal" officeooo:rsid="00b13c88" officeooo:paragraph-rsid="00b227ea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b7a6e8" officeooo:paragraph-rsid="00b227e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dc031c" officeooo:paragraph-rsid="00dc031c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dd2d3b" officeooo:paragraph-rsid="00dd2d3b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ddd998" officeooo:paragraph-rsid="00ddd998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d083b2" officeooo:paragraph-rsid="00ddd998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ce7e97" officeooo:paragraph-rsid="00ddd998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de8fec" officeooo:paragraph-rsid="00de8fec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e0888e" officeooo:paragraph-rsid="00e0888e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e2bbec" officeooo:paragraph-rsid="00e2bbec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d73e9b" officeooo:paragraph-rsid="00e2bbec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d77a6f" officeooo:paragraph-rsid="00e2bbec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style:text-underline-style="none" fo:font-weight="normal" officeooo:rsid="00d77a6f" officeooo:paragraph-rsid="00e2bbec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style:text-underline-style="none" fo:font-weight="normal" officeooo:rsid="00e2bbec" officeooo:paragraph-rsid="00e2bbec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style:text-underline-style="solid" style:text-underline-width="auto" style:text-underline-color="font-color" fo:font-weight="normal" officeooo:rsid="00d77a6f" officeooo:paragraph-rsid="00e2bbec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officeooo:rsid="001d2f67" officeooo:paragraph-rsid="001d2f67"/>
    </style:style>
    <style:style style:name="P19" style:family="paragraph" style:parent-style-name="Standard">
      <style:text-properties officeooo:paragraph-rsid="001d2f67"/>
    </style:style>
    <style:style style:name="P20" style:family="paragraph" style:parent-style-name="Standard">
      <style:text-properties fo:font-size="20pt" fo:font-weight="bold" officeooo:rsid="00d73e9b" officeooo:paragraph-rsid="00e2bbec" style:font-size-asian="20pt" style:font-weight-asian="bold" style:font-size-complex="20pt" style:font-weight-complex="bold"/>
    </style:style>
    <style:style style:name="P21" style:family="paragraph" style:parent-style-name="Standard">
      <style:text-properties fo:font-size="11pt" fo:font-weight="normal" officeooo:rsid="00e2bbec" officeooo:paragraph-rsid="00dc031c" style:font-size-asian="9.60000038146973pt" style:font-weight-asian="normal" style:font-size-complex="11pt" style:font-weight-complex="normal"/>
    </style:style>
    <style:style style:name="P22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T1" style:family="text">
      <style:text-properties officeooo:rsid="00e0eac5"/>
    </style:style>
    <style:style style:name="T2" style:family="text">
      <style:text-properties officeooo:rsid="00e2bbec"/>
    </style:style>
    <style:style style:name="T3" style:family="text">
      <style:text-properties officeooo:rsid="00d86196"/>
    </style:style>
    <style:style style:name="T4" style:family="text">
      <style:text-properties officeooo:rsid="00e369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EXERCICE ATELIER</text:p>
      <text:p text:style-name="P2"/>
      <text:p text:style-name="P1"><draw:frame draw:style-name="fr1" draw:name="Image1" text:anchor-type="char" svg:x="0.459cm" svg:y="0.407cm" svg:width="16.706cm" svg:height="9.862cm" draw:z-index="0"><draw:image xlink:href="Pictures/1000000100000317000001D35AC95A219EDEB92B.png" xlink:type="simple" xlink:show="embed" xlink:actuate="onLoad" draw:mime-type="image/png"/></draw:frame></text:p>
      <text:p text:style-name="P18"/>
      <text:p text:style-name="P19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6-03-09T10:02:43.136000000</dc:date>
    <meta:editing-duration>PT16H45M52S</meta:editing-duration>
    <meta:editing-cycles>170</meta:editing-cycles>
    <meta:document-statistic meta:table-count="0" meta:image-count="1" meta:object-count="0" meta:page-count="1" meta:paragraph-count="2" meta:word-count="2" meta:character-count="17" meta:non-whitespace-character-count="15"/>
  </office:meta>
</office:document-meta>
</file>